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699cm" svg:height="12.205cm" svg:x="3.8cm" svg:y="3.79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57:39.440000000</meta:creation-date>
    <dc:date>2017-02-23T17:07:25.391000000</dc:date>
    <meta:editing-duration>PT2M26S</meta:editing-duration>
    <meta:editing-cycles>3</meta:editing-cycles>
    <meta:generator>LibreOfficeDev/5.4.0.0.alpha0$Windows_x86 LibreOffice_project/ed9af1e4ac0ec6c0371213ea99be62059938ac1b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paragraph-properties style:writing-mode="rl-tb"/>
      <style:text-properties fo:font-family="'Liberation Mono'" style:font-style-name="Regular" style:font-family-generic="modern" style:font-pitch="fixed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'Liberation Mono'" style:font-style-name="Regular" style:font-family-generic="modern" style:font-pitch="fixed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Liberation Mono'" style:font-style-name="Regular" style:font-family-generic="modern" style:font-pitch="fixed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a853" draw:fill-color="#00a853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fff00" draw:fill-color="#7ff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007f" draw:fill-color="#ff007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7cm" svg:height="12.206cm" xlink:href="." xlink:type="simple" chart:class="chart:line" chart:style-name="ch1">
        <chart:legend chart:legend-position="bottom" svg:x="7.736cm" svg:y="11.476cm" style:legend-expansion="wide" chart:style-name="ch2"/>
        <chart:plot-area chart:style-name="ch3" chart:data-source-has-labels="both" svg:x="0.434cm" svg:y="0.244cm" svg:width="20.832cm" svg:height="10.988cm">
          <chartooo:coordinate-region svg:x="0.897cm" svg:y="0.417cm" svg:width="20.05cm" svg:height="10.221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series chart:style-name="ch9" chart:values-cell-range-address="local-table.$D$2:.$D$10" chart:label-cell-address="local-table.$D$1" chart:class="chart:line">
            <chart:data-point chart:repeated="9"/>
          </chart:series>
          <chart:series chart:style-name="ch10" chart:values-cell-range-address="local-table.$E$2:.$E$10" chart:label-cell-address="local-table.$E$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</text:p>
              </table:table-cell>
              <table:table-cell office:value-type="string">
                <text:p>BB</text:p>
              </table:table-cell>
              <table:table-cell office:value-type="string">
                <text:p>CC</text:p>
              </table:table-cell>
              <table:table-cell office:value-type="string">
                <text:p>D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ed9af1e4ac0ec6c0371213ea99be62059938ac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